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86pt"/>
    </style:style>
    <style:style style:name="co3" style:family="table-column">
      <style:table-column-properties fo:break-before="auto" style:column-width="71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Bits_per_Byt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ts_per_Sec</text:p>
          </table:table-cell>
          <table:table-cell office:value-type="float" office:value="3000000" calcext:value-type="float">
            <text:p>3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ytes_per_Sec</text:p>
          </table:table-cell>
          <table:table-cell table:formula="of:=[.C5]/[.C4]" office:value-type="float" office:value="375000" calcext:value-type="float">
            <text:p>375000</text:p>
          </table:table-cell>
          <table:table-cell office:value-type="string" calcext:value-type="string">
            <text:p>Bytes/Se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Max_Packet_Bytes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_Packet_Time</text:p>
          </table:table-cell>
          <table:table-cell table:formula="of:=[.C8]/[.C6]" office:value-type="float" office:value="0.000682666666666667" calcext:value-type="float">
            <text:p>0.0006826667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2"/>
          <table:table-cell table:formula="of:=[.C9]*1000" office:value-type="float" office:value="0.682666666666667" calcext:value-type="float">
            <text:p>0.682666666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2"/>
          <table:table-cell table:formula="of:=[.C10]*1000" office:value-type="float" office:value="682.666666666667" calcext:value-type="float">
            <text:p>682.6666666667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ote:</text:p>
          </table:table-cell>
          <table:table-cell office:value-type="string" calcext:value-type="string">
            <text:p>Longest packet could take 682 us...maybe some latency on the sending end sometimes?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ke a rule that you have to wait at least 2 ms between sending packets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n the micro...wait 1 ms after the first byte is read...then read the DMA buffer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4:51:49.559274246</meta:creation-date>
    <dc:date>2017-04-03T14:58:39.898165352</dc:date>
    <meta:editing-duration>PT6M50S</meta:editing-duration>
    <meta:editing-cycles>2</meta:editing-cycles>
    <meta:generator>LibreOffice/5.1.6.2$Linux_X86_64 LibreOffice_project/10m0$Build-2</meta:generator>
    <meta:document-statistic meta:table-count="1" meta:cell-count="20" meta:object-count="0"/>
  </office:meta>
</office:document-meta>
</file>